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B00000192A3888045288BA457.png" manifest:media-type="image/png"/>
  <manifest:file-entry manifest:full-path="Pictures/100002010000018D0000004A7C4464FA068EA8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paragraph-rsid="00596ed7"/>
    </style:style>
    <style:style style:name="P6" style:family="paragraph" style:parent-style-name="Standard">
      <style:text-properties officeooo:rsid="024a9242" officeooo:paragraph-rsid="00596e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29ae71" officeooo:paragraph-rsid="004e93f6"/>
    </style:style>
    <style:style style:name="P12" style:family="paragraph" style:parent-style-name="Text_20_body">
      <style:text-properties officeooo:rsid="025aa38b" officeooo:paragraph-rsid="004e93f6"/>
    </style:style>
    <style:style style:name="P13" style:family="paragraph" style:parent-style-name="Text_20_body">
      <style:text-properties officeooo:rsid="025aa38b" officeooo:paragraph-rsid="00504d19"/>
    </style:style>
    <style:style style:name="P14" style:family="paragraph" style:parent-style-name="Text_20_body">
      <style:text-properties officeooo:rsid="002cc8d7" officeooo:paragraph-rsid="00504d19"/>
    </style:style>
    <style:style style:name="P15" style:family="paragraph" style:parent-style-name="Text_20_body">
      <style:text-properties officeooo:rsid="00504d19" officeooo:paragraph-rsid="00504d19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6ed7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596ed7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2">
      <style:text-properties officeooo:paragraph-rsid="004e93f6"/>
    </style:style>
    <style:style style:name="P21" style:family="paragraph" style:parent-style-name="Heading_20_2">
      <style:text-properties officeooo:paragraph-rsid="00504d19"/>
    </style:style>
    <style:style style:name="P22" style:family="paragraph" style:parent-style-name="Heading_20_2">
      <style:text-properties officeooo:paragraph-rsid="005a4757"/>
    </style:style>
    <style:style style:name="P23" style:family="paragraph" style:parent-style-name="Text_20_body">
      <style:text-properties officeooo:rsid="025aa38b" officeooo:paragraph-rsid="004e93f6"/>
    </style:style>
    <style:style style:name="P24" style:family="paragraph" style:parent-style-name="Text_20_body">
      <style:text-properties officeooo:rsid="005d124e" officeooo:paragraph-rsid="005a475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7b9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9"><text:a xlink:type="simple" xlink:href="#__RefHeading___Toc3654_4126228218" text:style-name="Index_20_Link" text:visited-style-name="Index_20_Link">Dopesheet Editor - Select Menu<text:tab/>1</text:a></text:p>
          <text:p text:style-name="P10"><text:a xlink:type="simple" xlink:href="#__RefHeading___Toc7479_4102598509" text:style-name="Index_20_Link" text:visited-style-name="Index_20_Link">All<text:tab/>1</text:a></text:p>
          <text:p text:style-name="P10"><text:a xlink:type="simple" xlink:href="#__RefHeading___Toc1077_2074365274" text:style-name="Index_20_Link" text:visited-style-name="Index_20_Link">None<text:tab/>1</text:a></text:p>
          <text:p text:style-name="P10"><text:a xlink:type="simple" xlink:href="#__RefHeading___Toc1079_2074365274" text:style-name="Index_20_Link" text:visited-style-name="Index_20_Link">Inverse<text:tab/>1</text:a></text:p>
          <text:p text:style-name="P10"><text:a xlink:type="simple" xlink:href="#__RefHeading___Toc7481_4102598509" text:style-name="Index_20_Link" text:visited-style-name="Index_20_Link">Box Select<text:tab/>1</text:a></text:p>
          <text:p text:style-name="P10"><text:a xlink:type="simple" xlink:href="#__RefHeading___Toc7483_4102598509" text:style-name="Index_20_Link" text:visited-style-name="Index_20_Link">Box Select(Axis Range)<text:tab/>2</text:a></text:p>
          <text:p text:style-name="P10"><text:a xlink:type="simple" xlink:href="#__RefHeading___Toc3675_3288610003" text:style-name="Index_20_Link" text:visited-style-name="Index_20_Link">Circle Select<text:tab/>2</text:a></text:p>
          <text:p text:style-name="P10"><text:a xlink:type="simple" xlink:href="#__RefHeading___Toc7485_4102598509" text:style-name="Index_20_Link" text:visited-style-name="Index_20_Link">Columns on Selected Keys<text:tab/>2</text:a></text:p>
          <text:p text:style-name="P10"><text:a xlink:type="simple" xlink:href="#__RefHeading___Toc7487_4102598509" text:style-name="Index_20_Link" text:visited-style-name="Index_20_Link">Columns on Current Frame<text:tab/>2</text:a></text:p>
          <text:p text:style-name="P10"><text:a xlink:type="simple" xlink:href="#__RefHeading___Toc7489_4102598509" text:style-name="Index_20_Link" text:visited-style-name="Index_20_Link">Columns on Selected Markers<text:tab/>2</text:a></text:p>
          <text:p text:style-name="P10"><text:a xlink:type="simple" xlink:href="#__RefHeading___Toc7491_4102598509" text:style-name="Index_20_Link" text:visited-style-name="Index_20_Link">Between Selected Markers<text:tab/>2</text:a></text:p>
          <text:p text:style-name="P10"><text:a xlink:type="simple" xlink:href="#__RefHeading___Toc7493_4102598509" text:style-name="Index_20_Link" text:visited-style-name="Index_20_Link">Linked<text:tab/>2</text:a></text:p>
          <text:p text:style-name="P10"><text:a xlink:type="simple" xlink:href="#__RefHeading___Toc7495_4102598509" text:style-name="Index_20_Link" text:visited-style-name="Index_20_Link">Before current Frame<text:tab/>2</text:a></text:p>
          <text:p text:style-name="P10"><text:a xlink:type="simple" xlink:href="#__RefHeading___Toc7497_4102598509" text:style-name="Index_20_Link" text:visited-style-name="Index_20_Link">After current Frame<text:tab/>2</text:a></text:p>
          <text:p text:style-name="P10"><text:a xlink:type="simple" xlink:href="#__RefHeading___Toc7499_4102598509" text:style-name="Index_20_Link" text:visited-style-name="Index_20_Link">More<text:tab/>3</text:a></text:p>
          <text:p text:style-name="P10"><text:a xlink:type="simple" xlink:href="#__RefHeading___Toc3703_3288610003" text:style-name="Index_20_Link" text:visited-style-name="Index_20_Link">Less<text:tab/>3</text:a></text:p>
        </text:index-body>
      </text:table-of-content>
      <text:p text:style-name="P6"/>
      <table:table table:name="Tabelle22" table:style-name="Tabelle22">
        <table:table-column table:style-name="Tabelle22.A"/>
        <table:table-row table:style-name="TableLine2964509561296"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9">opesheet</text:span><text:span text:style-name="T11"> Editor - </text:span><text:span text:style-name="T9">S</text:span><text:span text:style-name="T10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709cm" svg:height="6.81cm" draw:z-index="0"><draw:image xlink:href="Pictures/10000201000000DB00000192A3888045288BA457.png" xlink:type="simple" xlink:show="embed" xlink:actuate="onLoad" draw:mime-type="image/png"/></draw:frame>The <text:span text:style-name="T12">Select menu contains various tools to select elements.</text:span></text:p>
      <text:p text:style-name="P3"><text:line-break/><text:span text:style-name="T12">The content is the same in all modes. With one exception. Grease Pencil mode is missing the More / Less menu items.</text:span></text:p>
      <text:p text:style-name="P4"/>
      <text:h text:style-name="P20" text:outline-level="2"><text:bookmark-start text:name="__RefHeading___Toc7479_4102598509"/>All <text:bookmark-end text:name="__RefHeading___Toc7479_4102598509"/></text:h>
      <text:p text:style-name="P11">Select everything.</text:p>
      <text:h text:style-name="P20" text:outline-level="2"><text:bookmark-start text:name="__RefHeading___Toc1077_2074365274"/>None<text:bookmark-end text:name="__RefHeading___Toc1077_2074365274"/></text:h>
      <text:p text:style-name="P11">Select nothing.</text:p>
      <text:h text:style-name="P20" text:outline-level="2"><text:bookmark-start text:name="__RefHeading___Toc1079_2074365274"/>Inverse<text:bookmark-end text:name="__RefHeading___Toc1079_2074365274"/></text:h>
      <text:p text:style-name="P11">Invert the current selection.</text:p>
      <text:p text:style-name="P8"/>
      <text:h text:style-name="P20" text:outline-level="2"><text:bookmark-start text:name="__RefHeading___Toc7481_4102598509"/>Bo<text:span text:style-name="T13">x Select</text:span><text:bookmark-end text:name="__RefHeading___Toc7481_4102598509"/></text:h>
      <text:p text:style-name="P12">Box select enters the Border Select mode. Select elements by dragging a rectangle around it. Just what's inside of the rectangle gets selected then. </text:p>
      <text:p text:style-name="P12">It adds to selection by default. To subtract from selection hold down Shift key. </text:p>
      <text:p text:style-name="P12">The selection gets applied when you release the mouse. You leave the mode automatically when you release the <text:soft-page-break/>mouse.</text:p>
      <text:h text:style-name="P20" text:outline-level="2"><text:bookmark-start text:name="__RefHeading___Toc7483_4102598509"/>Bo<text:span text:style-name="T13">x Select(Axis Range)</text:span><text:bookmark-end text:name="__RefHeading___Toc7483_4102598509"/></text:h>
      <text:p text:style-name="P13">Box select enters the Border Select mode. Select elements by dragging a rectangle around it. And what's inside the horizontal range of the rectangle gets selected then. Even when the keyframes are outside of the rectangle.</text:p>
      <text:p text:style-name="P12">It adds to selection by default. To subtract from selection hold down Shift key. </text:p>
      <text:p text:style-name="P12">The selection gets applied when you release the mouse. You leave the mode automatically when you release the mouse.</text:p>
      <text:h text:style-name="P20" text:outline-level="2"><text:bookmark-start text:name="__RefHeading___Toc3675_3288610003"/>Circle Select<text:bookmark-end text:name="__RefHeading___Toc3675_3288610003"/></text:h>
      <text:p text:style-name="P12">Circle select enters the Circle Select mode. This is a special select mode where you can select elements by moving with the mouse over it. It adds to selection by default. </text:p>
      <text:p text:style-name="P12">To subtract from selection hold down Shift key. To exit the Circle select click with the right mouse button.</text:p>
      <text:p text:style-name="P12">The pencil radius of the circle select tool can be adjusted with the scroll wheel.</text:p>
      <text:h text:style-name="P22" text:outline-level="2"><draw:frame draw:style-name="fr1" draw:name="Bild3" text:anchor-type="paragraph" svg:x="12.102cm" svg:y="0.542cm" svg:width="6.72cm" svg:height="1.251cm" draw:z-index="2"><draw:image xlink:href="Pictures/100002010000018D0000004A7C4464FA068EA8AB.png" xlink:type="simple" xlink:show="embed" xlink:actuate="onLoad" draw:mime-type="image/png"/></draw:frame>Lasso Select</text:h>
      <text:p text:style-name="P2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5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5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5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5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14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5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5">Select the keyframes after the current frame.</text:p>
      <text:h text:style-name="P21" text:outline-level="2"><text:bookmark-start text:name="__RefHeading___Toc7499_4102598509"/>More<text:bookmark-end text:name="__RefHeading___Toc7499_4102598509"/></text:h>
      <text:p text:style-name="P14">G<text:span text:style-name="T14">row the selection.</text:span></text:p>
      <text:h text:style-name="P21" text:outline-level="2"><text:bookmark-start text:name="__RefHeading___Toc3703_3288610003"/>Less<text:bookmark-end text:name="__RefHeading___Toc3703_3288610003"/></text:h>
      <text:p text:style-name="P14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7b9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4</text:span><text:span text:style-name="MT1"> Editors - Dope Sheet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5M50S</meta:editing-duration>
    <meta:editing-cycles>47</meta:editing-cycles>
    <meta:generator>LibreOffice/7.0.4.2$Windows_X86_64 LibreOffice_project/dcf040e67528d9187c66b2379df5ea4407429775</meta:generator>
    <dc:date>2021-09-19T13:19:54.514000000</dc:date>
    <meta:document-statistic meta:table-count="2" meta:image-count="3" meta:object-count="0" meta:page-count="3" meta:paragraph-count="61" meta:word-count="444" meta:character-count="2583" meta:non-whitespace-character-count="2192"/>
    <meta:template xlink:type="simple" xlink:actuate="onRequest" xlink:title="standard1cm" xlink:href="../../../AppData/Roaming/LibreOffice/4/user/template/standard1cm.ott" meta:date="2016-03-29T10:37:00.996000000"/>
  </office:meta>
</office:document-meta>
</file>